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font-weight="normal" officeooo:rsid="000f2ef6" officeooo:paragraph-rsid="000f2ef6" fo:background-color="transparent" style:font-size-asian="12pt" style:font-size-complex="12pt"/>
    </style:style>
    <style:style style:name="P2" style:family="paragraph" style:parent-style-name="Standard">
      <style:text-properties fo:color="#000000" style:font-name="Arial" fo:font-size="12pt" fo:font-weight="normal" officeooo:rsid="00109d31" officeooo:paragraph-rsid="00109d31" fo:background-color="transparent" style:font-size-asian="12pt" style:font-size-complex="12pt"/>
    </style:style>
    <style:style style:name="P3" style:family="paragraph" style:parent-style-name="Standard">
      <style:text-properties fo:color="#000000" style:font-name="Arial" fo:font-size="12pt" officeooo:rsid="000f2ef6" officeooo:paragraph-rsid="000f2ef6" fo:background-color="transparent" style:font-size-asian="12pt" style:font-size-complex="12pt"/>
    </style:style>
    <style:style style:name="P4" style:family="paragraph" style:parent-style-name="Standard">
      <style:text-properties fo:color="#000000" style:font-name="Arial" fo:font-size="12pt" officeooo:rsid="000f2ef6" officeooo:paragraph-rsid="0011a38b" fo:background-color="transparent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109d31" officeooo:paragraph-rsid="00109d31" fo:background-color="transparent" style:font-size-asian="12pt" style:font-size-complex="12pt"/>
    </style:style>
    <style:style style:name="P6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Arial" fo:font-size="12pt" fo:font-weight="bold" officeooo:rsid="000f2ef6" officeooo:paragraph-rsid="000f2ef6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rial" fo:font-size="12pt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rial" fo:font-size="12pt" fo:font-weight="bold" officeooo:paragraph-rsid="0017ac7f" fo:background-color="transparent" style:font-size-asian="12pt" style:font-size-complex="12pt"/>
    </style:style>
    <style:style style:name="P10" style:family="paragraph" style:parent-style-name="Standard">
      <style:text-properties fo:color="#000000" style:font-name="Arial" fo:font-size="12pt" fo:font-style="italic" fo:font-weight="bold" officeooo:rsid="00109d31" officeooo:paragraph-rsid="00109d31" fo:background-color="transparent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Arial" fo:font-size="12pt" officeooo:rsid="000f2ef6" officeooo:paragraph-rsid="000f2ef6" style:font-size-asian="12pt" style:font-size-complex="12pt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="Droid Sans Mono" fo:font-size="10.5pt" fo:font-weight="normal" officeooo:rsid="0012ee33"/>
    </style:style>
    <style:style style:name="T3" style:family="text">
      <style:text-properties fo:color="#000000" style:font-name="Droid Sans Mono" fo:font-size="10.5pt" fo:font-weight="normal" fo:background-color="transparent" loext:char-shading-value="0"/>
    </style:style>
    <style:style style:name="T4" style:family="text">
      <style:text-properties fo:color="#000000" fo:font-size="10.5pt" fo:font-weight="normal" fo:background-color="transparent" loext:char-shading-value="0"/>
    </style:style>
    <style:style style:name="T5" style:family="text">
      <style:text-properties fo:color="#000000" fo:font-weight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9d31"/>
    </style:style>
    <style:style style:name="T8" style:family="text">
      <style:text-properties officeooo:rsid="0011a38b"/>
    </style:style>
    <style:style style:name="T9" style:family="text">
      <style:text-properties fo:color="#9cdcfe" style:font-name="Consolas" fo:font-weight="normal" fo:background-color="#1e1e1e" loext:char-shading-value="0"/>
    </style:style>
    <style:style style:name="T10" style:family="text">
      <style:text-properties fo:color="#d4d4d4" style:font-name="Consolas" fo:font-weight="normal" fo:background-color="#1e1e1e" loext:char-shading-value="0"/>
    </style:style>
    <style:style style:name="T11" style:family="text">
      <style:text-properties fo:color="#4fc1ff" style:font-name="Consolas" fo:font-weight="normal" fo:background-color="#1e1e1e" loext:char-shading-value="0"/>
    </style:style>
    <style:style style:name="T12" style:family="text">
      <style:text-properties fo:color="#dcdcaa" style:font-name="Consolas" fo:font-weight="normal" fo:background-color="#1e1e1e" loext:char-shading-value="0"/>
    </style:style>
    <style:style style:name="T13" style:family="text">
      <style:text-properties officeooo:rsid="000f2ef6" style:font-weight-asian="bold" style:font-weight-complex="bold"/>
    </style:style>
    <style:style style:name="T14" style:family="text">
      <style:text-properties style:use-window-font-color="true" style:font-name="Consolas" fo:font-weight="normal"/>
    </style:style>
    <style:style style:name="T15" style:family="text">
      <style:text-properties style:use-window-font-color="true" style:font-name="Consolas" fo:font-weight="normal" fo:background-color="#1e1e1e" loext:char-shading-value="0"/>
    </style:style>
    <style:style style:name="T16" style:family="text">
      <style:text-properties style:use-window-font-color="true" style:font-name="Consolas" fo:font-weight="normal"/>
    </style:style>
    <style:style style:name="T17" style:family="text">
      <style:text-properties style:use-window-font-color="true" fo:font-weight="normal"/>
    </style:style>
    <style:style style:name="T18" style:family="text">
      <style:text-properties fo:font-size="10.5pt" fo:font-weight="normal"/>
    </style:style>
    <style:style style:name="T19" style:family="text">
      <style:text-properties fo:font-size="10.5pt" fo:font-weight="normal" officeooo:rsid="0012ee33"/>
    </style:style>
    <style:style style:name="T20" style:family="text">
      <style:text-properties fo:font-weight="normal"/>
    </style:style>
    <style:style style:name="T21" style:family="text">
      <style:text-properties fo:font-weight="normal" officeooo:rsid="0012ee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Structure:</text:span><text:line-break/><text:span text:style-name="T5">&lt;DatasContextProvider&gt;</text:span></text:p>
      <text:p text:style-name="P1"><text:s text:c="8"/>&lt;RouterContextProvider&gt;</text:p>
      <text:p text:style-name="P1"><text:s text:c="10"/>&lt;UiContextProvider&gt;</text:p>
      <text:p text:style-name="P1"><text:s text:c="12"/>&lt;HttpQueueContextProvider&gt;</text:p>
      <text:p text:style-name="P1"><text:s text:c="14"/>&lt;TranslationsContextProvider&gt;</text:p>
      <text:p text:style-name="P3"><text:span text:style-name="T20"><text:s text:c="16"/>&lt;SettingsContextProvider&gt;</text:span><text:span text:style-name="T21">a</text:span></text:p>
      <text:p text:style-name="P1"><text:s text:c="18"/>&lt;WsContextProvider&gt;</text:p>
      <text:p text:style-name="P1"><text:s text:c="20"/>&lt;ToastsContainer /&gt;</text:p>
      <text:p text:style-name="P1"><text:s text:c="20"/>&lt;Modal /&gt;</text:p>
      <text:p text:style-name="P1"><text:s text:c="20"/>&lt;ContentContainer /&gt;</text:p>
      <text:p text:style-name="P1"><text:s text:c="18"/>&lt;/WsContextProvider&gt;</text:p>
      <text:p text:style-name="P1"><text:s text:c="16"/>&lt;/SettingsContextProvider&gt;</text:p>
      <text:p text:style-name="P1"><text:s text:c="14"/>&lt;/TranslationsContextProvider&gt;</text:p>
      <text:p text:style-name="P1"><text:s text:c="12"/>&lt;/HttpQueueContextProvider&gt;</text:p>
      <text:p text:style-name="P1"><text:s text:c="10"/>&lt;/UiContextProvider&gt;</text:p>
      <text:p text:style-name="P1"><text:s text:c="8"/>&lt;/RouterContextProvider&gt;</text:p>
      <text:p text:style-name="P1"><text:s text:c="6"/>&lt;/DatasContextProvider&gt;</text:p>
      <text:p text:style-name="P1"/>
      <text:p text:style-name="P1"/>
      <text:p text:style-name="P6">Contexts:</text:p>
      <text:p text:style-name="P7">DatasContextProvider:</text:p>
      <text:p text:style-name="P1">datas = ref, about</text:p>
      <text:p text:style-name="P1"/>
      <text:p text:style-name="P7">RouterContextProvider:</text:p>
      <text:p text:style-name="P11">activeRoute, setActiveRoute = state</text:p>
      <text:p text:style-name="P11">routes,setRoutes = state</text:p>
      <text:p text:style-name="P11">defaultRoute = ref</text:p>
      <text:p text:style-name="P11">activeTab = ref</text:p>
      <text:p text:style-name="P11"/>
      <text:p text:style-name="P7">UiContextProvider:</text:p>
      <text:p text:style-name="P9"><text:span text:style-name="T13"><text:s text:c="4"/></text:span><text:span text:style-name="T17">uisettings: { </text:span></text:p>
      <text:p text:style-name="P9"><text:span text:style-name="T17"><text:tab/>current: uiSettings, </text:span></text:p>
      <text:p text:style-name="P9"><text:span text:style-name="T17"><text:tab/>set: setUISettings, </text:span></text:p>
      <text:p text:style-name="P9"><text:span text:style-name="T17"><text:tab/>getValue },</text:span></text:p>
      <text:p text:style-name="P1"><text:s text:c="4"/>modals: {</text:p>
      <text:p text:style-name="P1"><text:s text:c="6"/>modalList: modals,</text:p>
      <text:p text:style-name="P1"><text:s text:c="6"/>addModal,</text:p>
      <text:p text:style-name="P1"><text:s text:c="6"/>removeModal,</text:p>
      <text:p text:style-name="P1"><text:s text:c="6"/>getModalIndex,</text:p>
      <text:p text:style-name="P1"><text:s text:c="6"/>clearModals,</text:p>
      <text:p text:style-name="P1"><text:s text:c="4"/>},</text:p>
      <text:p text:style-name="P1"><text:s text:c="4"/>toasts: { toastList: toasts, addToast, removeToast },</text:p>
      <text:p text:style-name="P1"><text:s text:c="4"/>connection: {</text:p>
      <text:p text:style-name="P1"><text:s text:c="6"/>connectionState,</text:p>
      <text:p text:style-name="P1"><text:s text:c="6"/>setConnectionState,</text:p>
      <text:p text:style-name="P1"><text:s text:c="4"/>},</text:p>
      <text:p text:style-name="P1"/>
      <text:p text:style-name="P1"><text:s text:c="4"/>dialogs: {</text:p>
      <text:p text:style-name="P1"><text:s text:c="6"/>needLogin,</text:p>
      <text:p text:style-name="P1"><text:s text:c="6"/>setNeedLogin,</text:p>
      <text:p text:style-name="P1"><text:s text:c="6"/>showKeepConnected,</text:p>
      <text:p text:style-name="P1"><text:soft-page-break/><text:s text:c="6"/>setShowKeepConnected,</text:p>
      <text:p text:style-name="P1"><text:s text:c="4"/>},</text:p>
      <text:p text:style-name="P1"/>
      <text:p text:style-name="P7">HttpQueueContextProvider:</text:p>
      <text:p text:style-name="P3">addInQueue,</text:p>
      <text:p text:style-name="P3">addInTopQueue,</text:p>
      <text:p text:style-name="P3"><text:span text:style-name="T7">r</text:span>emoveRequests,</text:p>
      <text:p text:style-name="P3">getCurrentRequest,</text:p>
      <text:p text:style-name="P3">removeAllRequests,</text:p>
      <text:p text:style-name="P3">processRequests,</text:p>
      <text:p text:style-name="P1"/>
      <text:p text:style-name="P7">TranslationsContextProvider:</text:p>
      <text:p text:style-name="P3">currentLanguage,</text:p>
      <text:p text:style-name="P3">setCurrentLanguage,</text:p>
      <text:p text:style-name="P3">baseLangRessource,</text:p>
      <text:p text:style-name="P1"/>
      <text:p text:style-name="P7">SettingsContextProvider:</text:p>
      <text:p text:style-name="P3">interfaceSettings: interfaceValues <text:span text:style-name="T8">= ref</text:span></text:p>
      <text:p text:style-name="P4">connectionSettings: connectionValues <text:s/><text:span text:style-name="T8">= ref</text:span></text:p>
      <text:p text:style-name="P4">featuresSettings: featuresValues <text:s/><text:span text:style-name="T8">= ref</text:span></text:p>
      <text:p text:style-name="P3"><text:s/>activity: { startPolling, stopPolling },</text:p>
      <text:p text:style-name="P1"/>
      <text:p text:style-name="P7">WsContextProvider:</text:p>
      <text:p text:style-name="P3"><text:s/>ws: wsConnection.current,</text:p>
      <text:p text:style-name="P3"><text:s text:c="2"/>//data: wsData,</text:p>
      <text:p text:style-name="P3"><text:s text:c="2"/>parsedValues,</text:p>
      <text:p text:style-name="P3"><text:s text:c="2"/>setData,</text:p>
      <text:p text:style-name="P3"><text:s text:c="2"/>addData,</text:p>
      <text:p text:style-name="P3"><text:s text:c="2"/>setIsPingPaused, //to be used in HTTP queries</text:p>
      <text:p text:style-name="P3"><text:s text:c="2"/>Disconnect,</text:p>
      <text:p text:style-name="P1"/>
      <text:p text:style-name="P1"/>
      <text:p text:style-name="P10">Hooks:</text:p>
      <text:p text:style-name="P8">useHttpQueue:</text:p>
      <text:p text:style-name="P2">data,</text:p>
      <text:p text:style-name="P2">setData,</text:p>
      <text:p text:style-name="P2">createNewRequest,</text:p>
      <text:p text:style-name="P2">processRequestsNow,</text:p>
      <text:p text:style-name="P2">createNewTopRequest,</text:p>
      <text:p text:style-name="P2">abortRequest,</text:p>
      <text:p text:style-name="P2">setKillOnUnmount,</text:p>
      <text:p text:style-name="P2"/>
      <text:p text:style-name="P8">useSettings:</text:p>
      <text:p text:style-name="P5">getInterfaceSettings,</text:p>
      <text:p text:style-name="P5">getConnectionSettings,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9T19:58:39.029883085</meta:creation-date>
    <dc:date>2021-08-04T18:44:25.098000000</dc:date>
    <meta:editing-duration>PT51M6S</meta:editing-duration>
    <meta:editing-cycles>4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84" meta:word-count="135" meta:character-count="1929" meta:non-whitespace-character-count="1536"/>
  </office:meta>
</office:document-meta>
</file>